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"/>
  <manifest:file-entry manifest:full-path="ObjectReplacements/Object 28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4B1B0355F72698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Times New Roman1" svg:font-family="'Times New Roman', serif"/>
    <style:font-face style:name="serif" svg:font-family="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4.272cm" fo:margin-left="6.713cm" table:align="left" style:writing-mode="lr-tb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2.685cm"/>
    </style:style>
    <style:style style:name="Tabela1.A1" style:family="table-cell">
      <style:table-cell-properties style:vertical-align="middle" fo:padding="0.097cm" fo:border-left="none" fo:border-right="none" fo:border-top="none" fo:border-bottom="0.5pt solid #000000"/>
    </style:style>
    <style:style style:name="Tabela1.B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A2" style:family="table-cell">
      <style:table-cell-properties style:vertical-align="middle" fo:padding="0.097cm" fo:border="none"/>
    </style:style>
    <style:style style:name="Tabela1.B2" style:family="table-cell">
      <style:table-cell-properties style:vertical-align="middle" fo:padding="0.097cm" fo:border-left="0.5pt solid #000000" fo:border-right="none" fo:border-top="none" fo:border-bottom="none"/>
    </style:style>
    <style:style style:name="P1" style:family="paragraph" style:parent-style-name="Standard">
      <style:paragraph-properties fo:text-align="end" style:justify-single-word="false"/>
      <style:text-properties fo:language="pt" fo:country="BR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pt" fo:country="BR" fo:font-weight="bold" officeooo:paragraph-rsid="002e660a" style:font-weight-asian="bold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pt" fo:country="BR" fo:font-weight="bold" officeooo:rsid="00419c87" officeooo:paragraph-rsid="00419c87" style:font-weight-asian="bold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8.251cm"/>
        </style:tab-stops>
      </style:paragraph-properties>
      <style:text-properties fo:language="pt" fo:country="BR" officeooo:paragraph-rsid="002e660a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pt" fo:country="BR" officeooo:paragraph-rsid="002e660a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reak-before="page"/>
      <style:text-properties fo:language="pt" fo:country="BR" fo:font-weight="bold" style:font-weight-asian="bold" style:font-size-complex="12pt"/>
    </style:style>
    <style:style style:name="P7" style:family="paragraph" style:parent-style-name="Text_20_body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text-transform="uppercase" fo:language="pt" fo:country="BR" fo:font-weight="bold" officeooo:rsid="00419c87" officeooo:paragraph-rsid="00419c87" style:font-weight-asian="bold" style:font-size-complex="12pt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text-transform="uppercase" fo:language="pt" fo:country="BR" fo:font-weight="bold" officeooo:paragraph-rsid="002e660a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text-transform="uppercase" fo:language="pt" fo:country="BR" fo:font-weight="bold" officeooo:rsid="00419c87" officeooo:paragraph-rsid="00419c87"/>
    </style:style>
    <style:style style:name="P1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style:font-name="Times New Roman" fo:font-size="12pt" officeooo:rsid="003281ba" officeooo:paragraph-rsid="003281ba" style:font-size-asian="12pt" style:font-size-complex="12pt"/>
    </style:style>
    <style:style style:name="P12" style:family="paragraph" style:parent-style-name="Heading_20_2">
      <style:text-properties style:font-name="Times New Roman" fo:font-size="12pt" officeooo:rsid="003292ad" officeooo:paragraph-rsid="003292ad" style:font-size-asian="12pt" style:font-size-complex="12pt"/>
    </style:style>
    <style:style style:name="P13" style:family="paragraph" style:parent-style-name="Heading_20_2">
      <style:text-properties style:font-name="Times New Roman" officeooo:rsid="00419c87" officeooo:paragraph-rsid="00419c87"/>
    </style:style>
    <style:style style:name="P14" style:family="paragraph" style:parent-style-name="Heading_20_2">
      <style:text-properties style:font-name="Times New Roman" officeooo:rsid="00449512" officeooo:paragraph-rsid="00449512"/>
    </style:style>
    <style:style style:name="P15" style:family="paragraph" style:parent-style-name="Referências">
      <style:text-properties style:font-name="Times New Roman" fo:font-size="12pt" style:font-size-asian="12pt" style:font-size-complex="12pt"/>
    </style:style>
    <style:style style:name="P16" style:family="paragraph" style:parent-style-name="Heading_20_1">
      <style:text-properties style:font-name="Times New Roman" fo:font-size="12pt" officeooo:rsid="003281ba" officeooo:paragraph-rsid="003281ba" style:font-size-asian="12pt" style:font-size-complex="12pt"/>
    </style:style>
    <style:style style:name="P17" style:family="paragraph" style:parent-style-name="Heading_20_1" style:list-style-name="">
      <loext:graphic-properties draw:fill="none"/>
      <style:paragraph-properties fo:margin-left="0cm" fo:margin-right="0cm" fo:margin-top="0cm" fo:margin-bottom="0.423cm" loext:contextual-spacing="false" fo:line-height="100%" fo:text-align="center" style:justify-single-word="false" fo:orphans="2" fo:widows="2" fo:text-indent="0cm" style:auto-text-indent="false" fo:break-before="page" fo:background-color="transparent" style:writing-mode="lr-tb"/>
      <style:text-properties style:font-name="Times New Roman"/>
    </style:style>
    <style:style style:name="P18" style:family="paragraph" style:parent-style-name="Heading_20_1" style:master-page-name="Converted1">
      <style:paragraph-properties style:page-number="11" fo:break-before="auto" fo:break-after="auto"/>
      <style:text-properties style:font-name="Times New Roman" fo:font-size="12pt" style:font-size-asian="12pt" style:font-size-complex="12pt"/>
    </style:style>
    <style:style style:name="P19" style:family="paragraph" style:parent-style-name="Heading_20_1">
      <style:paragraph-properties fo:margin-left="0cm" fo:margin-right="0cm" fo:text-indent="0cm" style:auto-text-indent="false"/>
      <style:text-properties style:font-name="Times New Roman"/>
    </style:style>
    <style:style style:name="P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Header">
      <style:paragraph-properties fo:text-align="end" style:justify-single-word="false"/>
      <style:text-properties officeooo:rsid="0047203c" officeooo:paragraph-rsid="0047203c"/>
    </style:style>
    <style:style style:name="P23" style:family="paragraph" style:parent-style-name="Heading_20_3">
      <style:text-properties style:font-name="Times New Roman" fo:font-size="12pt" officeooo:rsid="003795f7" officeooo:paragraph-rsid="003795f7" style:font-size-asian="12pt" style:font-size-complex="12pt"/>
    </style:style>
    <style:style style:name="P24" style:family="paragraph" style:parent-style-name="Heading_20_3">
      <style:text-properties style:font-name="Times New Roman" fo:font-size="12pt" officeooo:rsid="0039e279" officeooo:paragraph-rsid="0039e279" style:font-size-asian="12pt" style:font-size-complex="12pt"/>
    </style:style>
    <style:style style:name="P25" style:family="paragraph" style:parent-style-name="_30__5f_Padrão">
      <style:text-properties style:font-name="Times New Roman" fo:font-size="12pt" style:font-size-asian="12pt" style:font-size-complex="12pt"/>
    </style:style>
    <style:style style:name="P26" style:family="paragraph" style:parent-style-name="_30__5f_Padrão">
      <style:text-properties style:font-name="Times New Roman" fo:font-size="12pt" officeooo:paragraph-rsid="003281ba" style:font-size-asian="12pt" style:font-size-complex="12pt"/>
    </style:style>
    <style:style style:name="P27" style:family="paragraph" style:parent-style-name="_30__5f_Padrão">
      <style:paragraph-properties fo:text-align="justify" style:justify-single-word="false"/>
      <style:text-properties style:font-name="Times New Roman" fo:font-size="12pt" officeooo:rsid="0038cb14" officeooo:paragraph-rsid="0038cb14" style:font-size-asian="12pt" style:font-size-complex="12pt"/>
    </style:style>
    <style:style style:name="P28" style:family="paragraph" style:parent-style-name="_30__5f_Padrão">
      <style:paragraph-properties fo:text-align="center" style:justify-single-word="false"/>
      <style:text-properties style:font-name="Times New Roman" fo:font-size="12pt" officeooo:rsid="0038cb14" officeooo:paragraph-rsid="0038cb14" style:font-size-asian="12pt" style:font-size-complex="12pt"/>
    </style:style>
    <style:style style:name="P29" style:family="paragraph" style:parent-style-name="_30__5f_Padrão">
      <style:text-properties style:font-name="Times New Roman" fo:font-size="12pt" officeooo:paragraph-rsid="003292ad" style:font-size-asian="12pt" style:font-size-complex="12pt"/>
    </style:style>
    <style:style style:name="P30" style:family="paragraph" style:parent-style-name="_30__5f_Padrão">
      <style:text-properties style:font-name="Times New Roman" fo:font-size="12pt" officeooo:paragraph-rsid="0039e279" style:font-size-asian="12pt" style:font-size-complex="12pt"/>
    </style:style>
    <style:style style:name="P31" style:family="paragraph" style:parent-style-name="_30__5f_Padrão">
      <style:text-properties style:font-name="Times New Roman" fo:font-size="12pt" officeooo:rsid="0039e279" officeooo:paragraph-rsid="0039e279" style:font-size-asian="12pt" style:font-size-complex="12pt"/>
    </style:style>
    <style:style style:name="P32" style:family="paragraph" style:parent-style-name="_30__5f_Padrão">
      <style:paragraph-properties fo:text-align="center" style:justify-single-word="false"/>
      <style:text-properties style:font-name="Times New Roman" fo:font-size="12pt" officeooo:rsid="0039e279" officeooo:paragraph-rsid="0039e279" style:font-size-asian="12pt" style:font-size-complex="12pt"/>
    </style:style>
    <style:style style:name="P33" style:family="paragraph" style:parent-style-name="_30__5f_Padrão">
      <style:text-properties style:font-name="Times New Roman" fo:font-size="12pt" fo:language="pt" fo:country="BR" officeooo:rsid="00419c87" officeooo:paragraph-rsid="00419c87"/>
    </style:style>
    <style:style style:name="P34" style:family="paragraph" style:parent-style-name="_30__5f_Padrão">
      <style:text-properties style:font-name="Times New Roman" officeooo:paragraph-rsid="00419c87"/>
    </style:style>
    <style:style style:name="P35" style:family="paragraph" style:parent-style-name="_30__5f_Padrão">
      <style:text-properties style:font-name="Times New Roman" officeooo:paragraph-rsid="00449512"/>
    </style:style>
    <style:style style:name="P36" style:family="paragraph" style:parent-style-name="_30__5f_Padrão">
      <style:text-properties style:font-name="Times New Roman" officeooo:rsid="00449512" officeooo:paragraph-rsid="00449512"/>
    </style:style>
    <style:style style:name="P37" style:family="paragraph" style:parent-style-name="_30__5f_Padrão">
      <style:text-properties style:text-position="0% 100%" style:font-name="Times New Roman" fo:font-size="12pt" fo:font-weight="normal" officeooo:rsid="0039e279" officeooo:paragraph-rsid="0039e279" style:font-size-asian="12pt" style:font-weight-asian="normal" style:font-size-complex="12pt" style:font-weight-complex="normal"/>
    </style:style>
    <style:style style:name="P38" style:family="paragraph" style:parent-style-name="_30__5f_Padrão">
      <style:paragraph-properties fo:text-align="center" style:justify-single-word="false"/>
      <style:text-properties style:text-position="0% 100%" style:font-name="Times New Roman" fo:font-size="12pt" fo:font-weight="normal" officeooo:rsid="003ad386" officeooo:paragraph-rsid="003ad386" style:font-size-asian="12pt" style:font-weight-asian="normal" style:font-size-complex="12pt" style:font-weight-complex="normal"/>
    </style:style>
    <style:style style:name="P39" style:family="paragraph" style:parent-style-name="_30__5f_Padrão">
      <style:paragraph-properties fo:text-align="center" style:justify-single-word="false"/>
      <style:text-properties style:text-position="0% 100%" style:font-name="Times New Roman" fo:font-size="12pt" fo:font-weight="normal" officeooo:rsid="003ad386" officeooo:paragraph-rsid="003eac9c" style:font-size-asian="12pt" style:font-weight-asian="normal" style:font-size-complex="12pt" style:font-weight-complex="normal"/>
    </style:style>
    <style:style style:name="P40" style:family="paragraph" style:parent-style-name="_30__5f_Padrão">
      <style:text-properties style:text-position="0% 100%" style:font-name="Times New Roman" fo:font-size="12pt" fo:font-weight="normal" officeooo:rsid="003ad386" officeooo:paragraph-rsid="003ad386" style:font-size-asian="12pt" style:font-weight-asian="normal" style:font-size-complex="12pt" style:font-weight-complex="normal"/>
    </style:style>
    <style:style style:name="P41" style:family="paragraph" style:parent-style-name="_30__5f_Padrão">
      <style:paragraph-properties fo:text-align="center" style:justify-single-word="false"/>
      <style:text-properties style:text-position="0% 100%" style:font-name="Times New Roman" fo:font-size="12pt" fo:font-weight="normal" officeooo:rsid="003dc92c" officeooo:paragraph-rsid="003ad386" style:font-size-asian="12pt" style:font-weight-asian="normal" style:font-size-complex="12pt" style:font-weight-complex="normal"/>
    </style:style>
    <style:style style:name="P42" style:family="paragraph" style:parent-style-name="_30__5f_Padrão">
      <style:paragraph-properties fo:text-align="center" style:justify-single-word="false"/>
      <style:text-properties style:text-position="0% 100%" style:font-name="Times New Roman" fo:font-size="12pt" fo:font-weight="normal" officeooo:rsid="003dc92c" officeooo:paragraph-rsid="003dc92c" style:font-size-asian="12pt" style:font-weight-asian="normal" style:font-size-complex="12pt" style:font-weight-complex="normal"/>
    </style:style>
    <style:style style:name="P43" style:family="paragraph" style:parent-style-name="_30__5f_Padrão">
      <style:paragraph-properties fo:text-align="center" style:justify-single-word="false"/>
      <style:text-properties style:text-position="0% 100%" style:font-name="Times New Roman" fo:font-size="12pt" fo:font-weight="normal" officeooo:rsid="003bda83" officeooo:paragraph-rsid="003eac9c" style:font-size-asian="12pt" style:font-weight-asian="normal" style:font-size-complex="12pt" style:font-weight-complex="normal"/>
    </style:style>
    <style:style style:name="P44" style:family="paragraph" style:parent-style-name="_30__5f_Padrão">
      <style:text-properties style:text-position="0% 100%" style:font-name="Times New Roman" fo:font-size="12pt" officeooo:rsid="003ad386" officeooo:paragraph-rsid="003ad386" style:font-size-asian="12pt" style:font-size-complex="12pt"/>
    </style:style>
    <style:style style:name="P45" style:family="paragraph" style:parent-style-name="_30__5f_Padrão">
      <style:text-properties style:text-position="0% 100%" style:font-name="Times New Roman" fo:font-size="12pt" officeooo:rsid="003bda83" officeooo:paragraph-rsid="003bda83" style:font-size-asian="12pt" style:font-size-complex="12pt"/>
    </style:style>
    <style:style style:name="P46" style:family="paragraph" style:parent-style-name="_30__5f_Padrão">
      <style:paragraph-properties fo:margin-left="0cm" fo:margin-right="0cm" fo:text-indent="0cm" style:auto-text-indent="false"/>
      <style:text-properties style:font-name="Times New Roman" fo:font-size="12pt" officeooo:rsid="003281ba" officeooo:paragraph-rsid="003281ba" style:font-size-asian="12pt" style:font-size-complex="12pt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.212cm" loext:contextual-spacing="false" fo:line-height="15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font-name="Times New Roman" fo:font-size="12pt" officeooo:rsid="003bda83" officeooo:paragraph-rsid="003bda83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.212cm" loext:contextual-spacing="false" fo:line-height="15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font-name="Times New Roman" fo:font-size="12pt" style:font-size-asian="12pt" style:font-size-complex="12pt"/>
    </style:style>
    <style:style style:name="P49" style:family="paragraph" style:parent-style-name="Standard">
      <style:paragraph-properties fo:text-align="end" style:justify-single-word="false"/>
      <style:text-properties fo:language="pt" fo:country="BR" style:font-size-complex="12pt"/>
    </style:style>
    <style:style style:name="P50" style:family="paragraph">
      <style:text-properties fo:font-size="10pt" style:font-size-asian="10pt" style:font-size-complex="10pt"/>
    </style:style>
    <style:style style:name="P51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52" style:family="paragraph">
      <style:text-properties style:font-name="Times New Roma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6404" style:font-weight-asian="bold" style:font-weight-complex="bold"/>
    </style:style>
    <style:style style:name="T3" style:family="text">
      <style:text-properties fo:font-size="13pt"/>
    </style:style>
    <style:style style:name="T4" style:family="text">
      <style:text-properties officeooo:rsid="003292ad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sub 58%" fo:font-weight="normal" officeooo:rsid="0039e279" style:font-weight-asian="normal" style:font-weight-complex="normal"/>
    </style:style>
    <style:style style:name="T8" style:family="text">
      <style:text-properties officeooo:rsid="0038d015"/>
    </style:style>
    <style:style style:name="T9" style:family="text">
      <style:text-properties officeooo:rsid="0039e27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weight="normal" officeooo:rsid="0039e279" style:font-weight-asian="normal" style:font-weight-complex="normal"/>
    </style:style>
    <style:style style:name="T13" style:family="text">
      <style:text-properties style:text-position="0% 100%" fo:font-weight="normal" officeooo:rsid="003bda83" style:font-weight-asian="normal" style:font-weight-complex="normal"/>
    </style:style>
    <style:style style:name="T14" style:family="text">
      <style:text-properties style:text-position="0% 100%" fo:font-style="normal" fo:font-weight="normal" officeooo:rsid="0039e279" style:font-style-asian="normal" style:font-weight-asian="normal" style:font-weight-complex="normal"/>
    </style:style>
    <style:style style:name="T15" style:family="text">
      <style:text-properties style:text-position="super 58%" fo:font-weight="normal" style:font-weight-asian="normal" style:font-weight-complex="normal"/>
    </style:style>
    <style:style style:name="T16" style:family="text">
      <style:text-properties officeooo:rsid="003bda83"/>
    </style:style>
    <style:style style:name="T17" style:family="text">
      <style:text-properties officeooo:rsid="00419c87"/>
    </style:style>
    <style:style style:name="T18" style:family="text">
      <style:text-properties officeooo:rsid="00449512"/>
    </style:style>
    <style:style style:name="T19" style:family="text">
      <style:text-properties officeooo:rsid="00456404"/>
    </style:style>
    <style:style style:name="T20" style:family="text">
      <style:text-properties style:font-name="Times New Roman" fo:font-size="10pt" style:font-size-asian="10pt" style:font-size-complex="10pt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 draw:visible-area-top="0cm" draw:visible-area-width="10.001cm" draw:visible-area-height="10.001cm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7.7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5.3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niversidade de rio verde</text:p>
      <text:p text:style-name="P8">CAMPUS <text:span text:style-name="T17">rio verde</text:span></text:p>
      <text:p text:style-name="P9"><text:span text:style-name="T18">Engenharia</text:span> de software</text:p>
      <text:p text:style-name="P9"><text:span text:style-name="T18">Matemática</text:span> computacion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UÍS GUILHERME CORDEIRO SANTOS SILV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5"/>
      <text:p text:style-name="P5"/>
      <text:p text:style-name="P3">TRABALHO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RIO VERDE</text:p>
      <text:p text:style-name="P3">2019</text:p>
      <text:p text:style-name="P6">SUMÁRIO</text:p>
      <text:p text:style-name="Standard"/>
      <text:table-of-content text:style-name="Sect1" text:protected="true" text:name="Sumário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_RefHeading___Toc368_1979396849" text:style-name="Index_20_Link" text:visited-style-name="Index_20_Link">1 <text:s/>INTRODUÇÃO<text:tab/>11</text:a></text:p>
          <text:p text:style-name="P21"><text:a xlink:type="simple" xlink:href="#__RefHeading___Toc913_649973162" text:style-name="Index_20_Link" text:visited-style-name="Index_20_Link">2 Conceitos<text:tab/>11</text:a></text:p>
          <text:p text:style-name="P10"><text:a xlink:type="simple" xlink:href="#__RefHeading___Toc915_649973162" text:style-name="Index_20_Link" text:visited-style-name="Index_20_Link">2.1 Método da Bissecção<text:tab/>11</text:a></text:p>
          <text:p text:style-name="P20"><text:a xlink:type="simple" xlink:href="#__RefHeading___Toc917_649973162" text:style-name="Index_20_Link" text:visited-style-name="Index_20_Link">2.1.1 Exemplo<text:tab/>11</text:a></text:p>
          <text:p text:style-name="P10"><text:a xlink:type="simple" xlink:href="#__RefHeading___Toc919_649973162" text:style-name="Index_20_Link" text:visited-style-name="Index_20_Link">2.2 Método do ponto Fixo<text:tab/>12</text:a></text:p>
          <text:p text:style-name="P20"><text:a xlink:type="simple" xlink:href="#__RefHeading___Toc921_649973162" text:style-name="Index_20_Link" text:visited-style-name="Index_20_Link">2.2.1 Exemplo<text:tab/>12</text:a></text:p>
          <text:p text:style-name="P21"><text:a xlink:type="simple" xlink:href="#__RefHeading___Toc370_1979396849" text:style-name="Index_20_Link" text:visited-style-name="Index_20_Link">3 <text:s/>implementações<text:tab/>13</text:a></text:p>
          <text:p text:style-name="P10"><text:a xlink:type="simple" xlink:href="#__RefHeading___Toc647_2636110628" text:style-name="Index_20_Link" text:visited-style-name="Index_20_Link">3.1 Método da bissecção<text:tab/>13</text:a></text:p>
          <text:p text:style-name="P10"><text:a xlink:type="simple" xlink:href="#__RefHeading___Toc649_2636110628" text:style-name="Index_20_Link" text:visited-style-name="Index_20_Link">3.2 Método do Ponto Fixo<text:tab/>14</text:a></text:p>
          <text:p text:style-name="P21"><text:a xlink:type="simple" xlink:href="#__RefHeading___Toc362_1979396849" text:style-name="Index_20_Link" text:visited-style-name="Index_20_Link">REFERÊNCIAS<text:tab/>15</text:a></text:p>
        </text:index-body>
      </text:table-of-content>
      <text:p text:style-name="P1"/>
      <text:p text:style-name="P1"><text:span text:style-name="T3"/></text:p>
      <text:h text:style-name="P18" text:outline-level="1"><text:bookmark-start text:name="__RefHeading___Toc368_1979396849"/><text:s/><text:bookmark-start text:name="_Toc436049332"/><text:bookmark-start text:name="_Toc496725627"/><text:bookmark-start text:name="_Toc452379868"/><text:bookmark-start text:name="_Toc452379792"/><text:bookmark-start text:name="_Toc440381313"/>INTRODUÇÃO<text:bookmark-end text:name="__RefHeading___Toc368_1979396849"/><text:bookmark-end text:name="_Toc436049332"/><text:bookmark-end text:name="_Toc496725627"/><text:bookmark-end text:name="_Toc452379868"/><text:bookmark-end text:name="_Toc452379792"/><text:bookmark-end text:name="_Toc440381313"/></text:h>
      <text:p text:style-name="P25">Habitualmente, nota-se nos diversos problemas provenientes da ciência e engenharia a necessidade de encontrar soluções para o qual uma função f(x) obtenha valor igual a zero. Estas soluções são denominadas de raízes da equação ou zeros da função (BARROSO et al., 1987).</text:p>
      <text:p text:style-name="P25">De acordo com Campos Filho (2010), existem alguns métodos para se calcular analiticamente raízes de funções polinomiais de grau 2, 3 e até 4, que exigiram séculos de desenvolvimento matemático para que fossem propostos e consolidados. </text:p>
      <text:p text:style-name="P25">Quando a forma analítica de se obter a raiz de uma função for de difícil obtenção deve-se utilizar métodos que encontrem uma solução aproximada para essas raízes (CAMPOS FILHO, 2010). </text:p>
      <text:p text:style-name="P46"/>
      <text:h text:style-name="P16" text:outline-level="1"><text:bookmark-start text:name="__RefHeading___Toc913_649973162"/>Conceitos<text:bookmark-end text:name="__RefHeading___Toc913_649973162"/></text:h>
      <text:h text:style-name="P11" text:outline-level="2"><text:bookmark-start text:name="__RefHeading___Toc915_649973162"/>Método da <text:span text:style-name="T4">Bissecção</text:span><text:bookmark-end text:name="__RefHeading___Toc915_649973162"/></text:h>
      <text:p text:style-name="P26">Considere uma função f(x) contínua no intervalo [a, b] de modo que f(a). f(b) &lt; 0, e que o intervalo [a, b] contenha raiz única. O Método da Bissecção é uma técnica iterativa que incide em encurtar a amplitude do intervalo que contém a raiz até que se atinja a exatidão necessária, empregando a divisão sucessiva de [a, b] ao meio (RUGGIERO; LOPES). </text:p>
      <text:p text:style-name="P26">Ao se aplicar o Método da Bissecção determina-se uma aproximação inicial x<text:span text:style-name="T5">0</text:span>, através da divisão ao meio do [a, b], originando os subintervalos [a, x<text:span text:style-name="T5">0</text:span>] e [x<text:span text:style-name="T5">0</text:span>, b]. Se f(x<text:span text:style-name="T5">0</text:span>) = 0, então, ξ= x<text:span text:style-name="T5">0</text:span>; caso contrário, a raiz está contida no subintervalo onde a função tem sinais opostos nos pontos extremos, isto é, se <draw:frame draw:style-name="fr1" draw:name="Objeto1" text:anchor-type="as-char" svg:y="-0.39cm" svg:width="2.731cm" svg:height="0.54cm" draw:z-index="0"><draw:object xlink:href="./Object 1" xlink:type="simple" xlink:show="embed" xlink:actuate="onLoad"/><draw:image xlink:href="./ObjectReplacements/Object 1" xlink:type="simple" xlink:show="embed" xlink:actuate="onLoad"/></draw:frame>, logo, <draw:frame draw:style-name="fr2" draw:name="Objeto2" text:anchor-type="as-char" svg:y="-0.386cm" svg:width="1.834cm" svg:height="0.54cm" draw:z-index="1"><draw:object-ole xlink:href="./Object 2" xlink:type="simple" xlink:show="embed" xlink:actuate="onLoad"/><draw:image xlink:href="./ObjectReplacements/Object 2" xlink:type="simple" xlink:show="embed" xlink:actuate="onLoad"/></draw:frame>; senão <draw:frame draw:style-name="fr1" draw:name="Objeto3" text:anchor-type="as-char" svg:y="-0.386cm" svg:width="2.731cm" svg:height="0.54cm" draw:z-index="2"><draw:object xlink:href="./Object 3" xlink:type="simple" xlink:show="embed" xlink:actuate="onLoad"/><draw:image xlink:href="./ObjectReplacements/Object 3" xlink:type="simple" xlink:show="embed" xlink:actuate="onLoad"/></draw:frame><text:s/>e <draw:frame draw:style-name="fr2" draw:name="Objeto4" text:anchor-type="as-char" svg:y="-0.386cm" svg:width="1.834cm" svg:height="0.54cm" draw:z-index="3"><draw:object-ole xlink:href="./Object 4" xlink:type="simple" xlink:show="embed" xlink:actuate="onLoad"/><draw:image xlink:href="./ObjectReplacements/Object 4" xlink:type="simple" xlink:show="embed" xlink:actuate="onLoad"/></draw:frame>. </text:p>
      <text:h text:style-name="P23" text:outline-level="3"><text:bookmark-start text:name="__RefHeading___Toc917_649973162"/>Exemplo<text:bookmark-end text:name="__RefHeading___Toc917_649973162"/></text:h>
      <text:p text:style-name="P27">Calcular a raiz da função <draw:frame draw:style-name="fr1" draw:name="Objeto5" text:anchor-type="as-char" svg:y="-0.386cm" svg:width="3.291cm" svg:height="0.506cm" draw:z-index="4"><draw:object xlink:href="./Object 5" xlink:type="simple" xlink:show="embed" xlink:actuate="onLoad"/><draw:image xlink:href="./ObjectReplacements/Object 5" xlink:type="simple" xlink:show="embed" xlink:actuate="onLoad"/></draw:frame><text:s/>no intervalo [2, 3], com <draw:frame draw:style-name="fr1" draw:name="Objeto6" text:anchor-type="as-char" svg:y="-0.377cm" svg:width="1.796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8"><draw:frame draw:style-name="fr1" draw:name="Objeto7" text:anchor-type="as-char" svg:y="-0.619cm" svg:width="2.655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7"><text:span text:style-name="T8">L</text:span>ogo o intervalo se restringe a [2, 5;3], pois <draw:frame draw:style-name="fr3" draw:name="Objeto35" text:anchor-type="as-char" svg:y="-0.386cm" svg:width="2.955cm" svg:height="0.506cm" draw:z-index="36"><draw:object xlink:href="./Object 36" xlink:type="simple" xlink:show="embed" xlink:actuate="onLoad"/><draw:image xlink:href="./ObjectReplacements/Object 36" xlink:type="simple" xlink:show="embed" xlink:actuate="onLoad"/></draw:frame>, fazendo a nova iteração obte<text:span text:style-name="T8">mos</text:span></text:p>
      <text:p text:style-name="P28"><draw:frame draw:style-name="fr1" draw:name="Objeto8" text:anchor-type="as-char" svg:y="-0.619cm" svg:width="3.23cm" svg:height="0.99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7"><text:soft-page-break/>Repetindo esse processo, ao final de 10 iterações chegaremos a raiz, da função que é <draw:frame draw:style-name="fr1" draw:name="Objeto9" text:anchor-type="as-char" svg:y="-0.377cm" svg:width="2.771cm" svg:height="0.467cm" draw:z-index="8"><draw:object xlink:href="./Object 9" xlink:type="simple" xlink:show="embed" xlink:actuate="onLoad"/><draw:image xlink:href="./ObjectReplacements/Object 9" xlink:type="simple" xlink:show="embed" xlink:actuate="onLoad"/></draw:frame>.</text:p>
      <text:h text:style-name="P12" text:outline-level="2"><text:bookmark-start text:name="__RefHeading___Toc919_649973162"/>Método do ponto Fixo<text:bookmark-end text:name="__RefHeading___Toc919_649973162"/></text:h>
      <text:p text:style-name="P29"><text:s/>Dada uma função <draw:frame draw:style-name="fr1" draw:name="Objeto34" text:anchor-type="as-char" svg:y="-0.386cm" svg:width="0.982cm" svg:height="0.506cm" draw:z-index="9"><draw:object xlink:href="./Object 34" xlink:type="simple" xlink:show="embed" xlink:actuate="onLoad"/><draw:image xlink:href="./ObjectReplacements/Object 34" xlink:type="simple" xlink:show="embed" xlink:actuate="onLoad"/></draw:frame><text:s/>contínua no intervalo [a, b] onde existe uma raiz única, <draw:frame draw:style-name="fr1" draw:name="Objeto32" text:anchor-type="as-char" svg:y="-0.386cm" svg:width="1.543cm" svg:height="0.506cm" draw:z-index="11"><draw:object xlink:href="./Object 32" xlink:type="simple" xlink:show="embed" xlink:actuate="onLoad"/><draw:image xlink:href="./ObjectReplacements/Object 32" xlink:type="simple" xlink:show="embed" xlink:actuate="onLoad"/></draw:frame>, é possível transformar tal equação em uma equação equivalente <draw:frame draw:style-name="fr1" draw:name="Objeto31" text:anchor-type="as-char" svg:y="-0.386cm" svg:width="1.605cm" svg:height="0.506cm" draw:z-index="12"><draw:object xlink:href="./Object 31" xlink:type="simple" xlink:show="embed" xlink:actuate="onLoad"/><draw:image xlink:href="./ObjectReplacements/Object 31" xlink:type="simple" xlink:show="embed" xlink:actuate="onLoad"/></draw:frame><text:s/>e, a partir de uma aproximação inicial <draw:frame draw:style-name="fr1" draw:name="Objeto33" text:anchor-type="as-char" svg:y="-0.377cm" svg:width="0.564cm" svg:height="0.531cm" draw:z-index="24"><draw:object xlink:href="./Object 33" xlink:type="simple" xlink:show="embed" xlink:actuate="onLoad"/><draw:image xlink:href="./ObjectReplacements/Object 33" xlink:type="simple" xlink:show="embed" xlink:actuate="onLoad"/></draw:frame>, gerar uma <text:span text:style-name="T9">sequência de {x</text:span><text:span text:style-name="T7">k</text:span><text:span text:style-name="T12">} de aproximações para </text:span><text:span text:style-name="T14">ξ pela relação </text:span><text:span text:style-name="T14"><draw:frame draw:style-name="fr1" draw:name="Objeto30" text:anchor-type="as-char" svg:y="-0.386cm" svg:width="2.171cm" svg:height="0.54cm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14">, uma vez que g(x) é tal que </text:span><text:span text:style-name="T14"><draw:frame draw:style-name="fr1" draw:name="Objeto29" text:anchor-type="as-char" svg:y="-0.386cm" svg:width="1.522cm" svg:height="0.506cm" draw:z-index="31"><draw:object xlink:href="./Object 29" xlink:type="simple" xlink:show="embed" xlink:actuate="onLoad"/><draw:image xlink:href="./ObjectReplacements/Object 29" xlink:type="simple" xlink:show="embed" xlink:actuate="onLoad"/></draw:frame></text:span><text:span text:style-name="T14"><text:s/>se e somente se </text:span><text:span text:style-name="T14"><draw:frame draw:style-name="fr1" draw:name="Objeto28" text:anchor-type="as-char" svg:y="-0.386cm" svg:width="1.549cm" svg:height="0.506cm" draw:z-index="32"><draw:object xlink:href="./Object 28" xlink:type="simple" xlink:show="embed" xlink:actuate="onLoad"/><draw:image xlink:href="./ObjectReplacements/Object 28" xlink:type="simple" xlink:show="embed" xlink:actuate="onLoad"/></draw:frame></text:span></text:p>
      <text:h text:style-name="P24" text:outline-level="3"><text:bookmark-start text:name="__RefHeading___Toc921_649973162"/>Exemplo<text:bookmark-end text:name="__RefHeading___Toc921_649973162"/></text:h>
      <text:p text:style-name="P30">Encontre uma estimativa para a raiz de <draw:frame draw:style-name="fr1" draw:name="Objeto11" text:anchor-type="as-char" svg:y="-0.437cm" svg:width="2.381cm" svg:height="0.557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31">Intervalo da raiz:</text:p>
      <text:p text:style-name="P32"><draw:frame draw:style-name="fr1" draw:name="Objeto12" text:anchor-type="as-char" svg:y="-0.386cm" svg:width="3.274cm" svg:height="0.506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32"><text:span text:style-name="T13"><draw:frame draw:style-name="fr1" draw:name="Objeto13" text:anchor-type="as-char" svg:y="-0.437cm" svg:width="1.72cm" svg:height="0.557cm" draw:z-index="15"><draw:object xlink:href="./Object 13" xlink:type="simple" xlink:show="embed" xlink:actuate="onLoad"/><draw:image xlink:href="./ObjectReplacements/Object 13" xlink:type="simple" xlink:show="embed" xlink:actuate="onLoad"/></draw:frame></text:span><text:span text:style-name="T11"><text:s/>e </text:span><text:span text:style-name="T13"><draw:frame draw:style-name="fr1" draw:name="Objeto14" text:anchor-type="as-char" svg:y="-0.437cm" svg:width="1.686cm" svg:height="0.557cm" draw:z-index="1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7">Função de iteração:</text:p>
      <text:p text:style-name="P32"><draw:frame draw:style-name="fr1" draw:name="Objeto15" text:anchor-type="as-char" svg:y="-0.386cm" svg:width="1.543cm" svg:height="0.506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38"><draw:frame draw:style-name="fr1" draw:name="Objeto16" text:anchor-type="as-char" svg:y="-0.437cm" svg:width="1.826cm" svg:height="0.527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41"><draw:frame draw:style-name="fr1" draw:name="Objeto17" text:anchor-type="as-char" svg:y="-0.48cm" svg:width="2.013cm" svg:height="0.6cm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40">Logo:</text:p>
      <text:p text:style-name="P42"><draw:frame draw:style-name="fr1" draw:name="Objeto18" text:anchor-type="as-char" svg:y="-0.48cm" svg:width="2.679cm" svg:height="0.6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42"><draw:frame draw:style-name="fr1" draw:name="Objeto19" text:anchor-type="as-char" svg:y="-0.48cm" svg:width="2.36cm" svg:height="0.6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44"><text:span text:style-name="T10">Usando </text:span><text:span text:style-name="T15"><draw:frame draw:style-name="fr1" draw:name="Objeto20" text:anchor-type="as-char" svg:y="-0.48cm" svg:width="2.679cm" svg:height="0.6cm" draw:z-index="22"><draw:object xlink:href="./Object 20" xlink:type="simple" xlink:show="embed" xlink:actuate="onLoad"/><draw:image xlink:href="./ObjectReplacements/Object 20" xlink:type="simple" xlink:show="embed" xlink:actuate="onLoad"/><svg:desc>fórmula</svg:desc></draw:frame></text:span><text:span text:style-name="T10"><text:s/>e </text:span><text:span text:style-name="T10"><draw:frame draw:style-name="fr1" draw:name="Objeto22" text:anchor-type="as-char" svg:y="-0.377cm" svg:width="1.446cm" svg:height="0.531cm" draw:z-index="33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, temos:</text:span></text:p>
      <text:p text:style-name="P38"><draw:frame draw:style-name="fr1" draw:name="Objeto21" text:anchor-type="as-char" svg:y="-0.48cm" svg:width="7.474cm" svg:height="0.633cm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P39"><draw:frame draw:style-name="fr1" draw:name="Objeto23" text:anchor-type="as-char" svg:y="-0.48cm" svg:width="10.306cm" svg:height="0.633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39"><draw:frame draw:style-name="fr1" draw:name="Objeto24" text:anchor-type="as-char" svg:y="-0.48cm" svg:width="10.292cm" svg:height="0.633cm" draw:z-index="26"><draw:object xlink:href="./Object 24" xlink:type="simple" xlink:show="embed" xlink:actuate="onLoad"/><draw:image xlink:href="./ObjectReplacements/Object 24" xlink:type="simple" xlink:show="embed" xlink:actuate="onLoad"/></draw:frame></text:p>
      <text:p text:style-name="P43"><draw:frame draw:style-name="fr1" draw:name="Objeto25" text:anchor-type="as-char" svg:y="-0.48cm" svg:width="10.289cm" svg:height="0.633cm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45"><text:soft-page-break/><text:span text:style-name="T10">Substituindo os valores de x</text:span><text:span text:style-name="T6">k</text:span><text:span text:style-name="T10"> em </text:span><text:span text:style-name="T10"><draw:frame draw:style-name="fr1" draw:name="Objeto26" text:anchor-type="as-char" svg:y="-0.386cm" svg:width="0.982cm" svg:height="0.506cm" draw:z-index="28"><draw:object xlink:href="./Object 26" xlink:type="simple" xlink:show="embed" xlink:actuate="onLoad"/><draw:image xlink:href="./ObjectReplacements/Object 26" xlink:type="simple" xlink:show="embed" xlink:actuate="onLoad"/></draw:frame></text:span><text:span text:style-name="T10"><text:s/>para cada iteração k, observamos que a cada etapa, nos aproximamos da raiz de </text:span><text:span text:style-name="T10"><draw:frame draw:style-name="fr1" draw:name="Objeto27" text:anchor-type="as-char" svg:y="-0.386cm" svg:width="0.982cm" svg:height="0.506cm" draw:z-index="29"><draw:object xlink:href="./Object 27" xlink:type="simple" xlink:show="embed" xlink:actuate="onLoad"/><draw:image xlink:href="./ObjectReplacements/Object 27" xlink:type="simple" xlink:show="embed" xlink:actuate="onLoad"/></draw:frame></text:span><text:span text:style-name="T10">, conforme a tabela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7">x</text:p>
          </table:table-cell>
          <table:table-cell table:style-name="Tabela1.B1" office:value-type="string">
            <text:p text:style-name="P47"><draw:frame draw:style-name="fr1" draw:name="Objeto10" text:anchor-type="as-char" svg:y="-0.437cm" svg:width="2.372cm" svg:height="0.557cm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P48">-<text:span text:style-name="T16">1</text:span></text:p>
          </table:table-cell>
          <table:table-cell table:style-name="Tabela1.B2" office:value-type="string">
            <text:p text:style-name="P47">0,632</text:p>
          </table:table-cell>
        </table:table-row>
        <table:table-row>
          <table:table-cell table:style-name="Tabela1.A2" office:value-type="string">
            <text:p text:style-name="P47">-0,606</text:p>
          </table:table-cell>
          <table:table-cell table:style-name="Tabela1.B2" office:value-type="string">
            <text:p text:style-name="P48">-<text:span text:style-name="T16">0,178</text:span></text:p>
          </table:table-cell>
        </table:table-row>
        <table:table-row>
          <table:table-cell table:style-name="Tabela1.A2" office:value-type="string">
            <text:p text:style-name="P48">-<text:span text:style-name="T16">0,738</text:span></text:p>
          </table:table-cell>
          <table:table-cell table:style-name="Tabela1.B2" office:value-type="string">
            <text:p text:style-name="P47">0,067</text:p>
          </table:table-cell>
        </table:table-row>
        <table:table-row>
          <table:table-cell table:style-name="Tabela1.A2" office:value-type="string">
            <text:p text:style-name="P48">-<text:span text:style-name="T16">0,691</text:span></text:p>
          </table:table-cell>
          <table:table-cell table:style-name="Tabela1.B2" office:value-type="string">
            <text:p text:style-name="P48">-<text:span text:style-name="T16">0,024</text:span></text:p>
          </table:table-cell>
        </table:table-row>
        <table:table-row>
          <table:table-cell table:style-name="Tabela1.A2" office:value-type="string">
            <text:p text:style-name="P48">-<text:span text:style-name="T16">0,707</text:span></text:p>
          </table:table-cell>
          <table:table-cell table:style-name="Tabela1.B2" office:value-type="string">
            <text:p text:style-name="P47">0,007</text:p>
          </table:table-cell>
        </table:table-row>
      </table:table>
      <text:h text:style-name="P19" text:outline-level="1" text:is-list-header="true"/>
      <text:h text:style-name="P19" text:outline-level="1"><text:bookmark-start text:name="__RefHeading___Toc370_1979396849"/><text:s/><text:span text:style-name="T17">implementações</text:span><text:bookmark-end text:name="__RefHeading___Toc370_1979396849"/></text:h>
      <text:p text:style-name="P33">Para a implementação dos métodos de refinamento de raízes acima citados, foi utilizado a linguagem de programação Python.</text:p>
      <text:h text:style-name="P13" text:outline-level="2"><text:bookmark-start text:name="__RefHeading___Toc647_2636110628"/>Método da bissecção<text:bookmark-end text:name="__RefHeading___Toc647_2636110628"/></text:h>
      <text:p text:style-name="P34"><draw:frame text:anchor-type="paragraph" draw:z-index="34" draw:name="Forma1" draw:style-name="gr1" draw:text-style-name="P51" svg:width="6.917cm" svg:height="7.711cm" svg:x="0.064cm" svg:y="-0.058cm"><draw:text-box><text:p text:style-name="P50"><text:span text:style-name="T20">def bisection_method(fx, a, b, tol, N):</text:span></text:p><text:p text:style-name="P50"><text:span text:style-name="T20"><text:s text:c="8"/></text:span><text:span text:style-name="T20">i = 1</text:span></text:p><text:p text:style-name="P50"><text:span text:style-name="T20"><text:s text:c="8"/></text:span><text:span text:style-name="T20">FA = fx(a)</text:span></text:p><text:p text:style-name="P50"><text:span text:style-name="T20"><text:s text:c="8"/></text:span><text:span text:style-name="T20">try:</text:span></text:p><text:p text:style-name="P50"><text:span text:style-name="T20"><text:s text:c="12"/></text:span><text:span text:style-name="T20">while i &lt;= N:</text:span></text:p><text:p text:style-name="P50"><text:span text:style-name="T20"><text:s text:c="16"/></text:span><text:span text:style-name="T20">p = a + (b-a)/2</text:span></text:p><text:p text:style-name="P50"><text:span text:style-name="T20"><text:s text:c="16"/></text:span><text:span text:style-name="T20">FP = fx(p)</text:span></text:p><text:p text:style-name="P50"><text:span text:style-name="T20"><text:s text:c="16"/></text:span><text:span text:style-name="T20">print(i,': ', 'p:', p, '; f(p):', FP)</text:span></text:p><text:p text:style-name="P50"><text:span text:style-name="T20"><text:s text:c="16"/></text:span><text:span text:style-name="T20">if FP == 0 or (b-a)/2 &lt; tol:</text:span></text:p><text:p text:style-name="P50"><text:span text:style-name="T20"><text:s text:c="20"/></text:span><text:span text:style-name="T20">return p</text:span></text:p><text:p text:style-name="P50"><text:span text:style-name="T20"><text:s text:c="16"/></text:span><text:span text:style-name="T20">i+=1</text:span></text:p><text:p text:style-name="P50"><text:span text:style-name="T20"/></text:p><text:p text:style-name="P50"><text:span text:style-name="T20"><text:s text:c="16"/></text:span><text:span text:style-name="T20">if FA*FP &gt; 0:</text:span></text:p><text:p text:style-name="P50"><text:span text:style-name="T20"><text:s text:c="24"/></text:span><text:span text:style-name="T20">a = p</text:span></text:p><text:p text:style-name="P50"><text:span text:style-name="T20"><text:s text:c="16"/></text:span><text:span text:style-name="T20">else:</text:span></text:p><text:p text:style-name="P50"><text:span text:style-name="T20"><text:s text:c="24"/></text:span><text:span text:style-name="T20">b = p</text:span></text:p><text:p text:style-name="P50"><text:span text:style-name="T20"><text:s text:c="8"/></text:span><text:span text:style-name="T20">except:</text:span></text:p><text:p text:style-name="P50"><text:span text:style-name="T20"><text:s text:c="12"/></text:span><text:span text:style-name="T20">return “Nao foi possível encontrar a raiz”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14" text:outline-level="2" text:is-list-header="true"/>
      <text:p text:style-name="P36"/>
      <text:p text:style-name="P36"/>
      <text:h text:style-name="P14" text:outline-level="2"><text:bookmark-start text:name="__RefHeading___Toc649_2636110628"/><text:soft-page-break/>Método do Ponto Fixo<text:bookmark-end text:name="__RefHeading___Toc649_2636110628"/></text:h>
      <text:p text:style-name="P35"><draw:frame text:anchor-type="paragraph" draw:z-index="35" draw:name="Forma2" draw:style-name="gr2" draw:text-style-name="P51" svg:width="6.453cm" svg:height="5.356cm" svg:x="-0.021cm" svg:y="-0.228cm"><draw:text-box><text:p text:style-name="P52"><text:span text:style-name="T20">def fixed_point(p0, g, tol, N):</text:span></text:p><text:p text:style-name="P52"><text:span text:style-name="T20"><text:s text:c="4"/></text:span><text:span text:style-name="T20">i = 1</text:span></text:p><text:p text:style-name="P52"><text:span text:style-name="T20"><text:s text:c="4"/></text:span><text:span text:style-name="T20">try:</text:span></text:p><text:p text:style-name="P52"><text:span text:style-name="T20"><text:s text:c="8"/></text:span><text:span text:style-name="T20">while i &lt;= N:</text:span></text:p><text:p text:style-name="P52"><text:span text:style-name="T20"><text:s text:c="12"/></text:span><text:span text:style-name="T20">p = g(p0)</text:span></text:p><text:p text:style-name="P52"><text:span text:style-name="T20"><text:s text:c="12"/></text:span><text:span text:style-name="T20">print('i:',i, 'p:',p)</text:span></text:p><text:p text:style-name="P52"><text:span text:style-name="T20"><text:s text:c="12"/></text:span><text:span text:style-name="T20">if math.fabs(p-p0) &lt; tol:</text:span></text:p><text:p text:style-name="P52"><text:span text:style-name="T20"><text:s text:c="16"/></text:span><text:span text:style-name="T20">return p</text:span></text:p><text:p text:style-name="P52"><text:span text:style-name="T20"><text:s text:c="12"/></text:span><text:span text:style-name="T20">i += 1</text:span></text:p><text:p text:style-name="P52"><text:span text:style-name="T20"><text:s text:c="12"/></text:span><text:span text:style-name="T20">p0 = p</text:span></text:p><text:p text:style-name="P52"><text:span text:style-name="T20"/></text:p><text:p text:style-name="P52"><text:span text:style-name="T20"><text:s text:c="4"/></text:span><text:span text:style-name="T20">except: print("Error")</text:span></text:p><text:p text:style-name="P52"><text:span text:style-name="T20"><text:s text:c="4"/></text:span><text:span text:style-name="T20">return “Nao foi possível encontrar a raiz”</text:span></text:p></draw:text-box></draw:frame></text:p>
      <text:h text:style-name="P17" text:outline-level="1"><text:bookmark-start text:name="_Toc436049344"/><text:bookmark-start text:name="__RefHeading___Toc362_1979396849"/><text:bookmark-start text:name="_Toc496725633"/><text:bookmark-start text:name="_Toc452379883"/><text:bookmark-start text:name="_Toc452379807"/><text:bookmark-start text:name="_Toc440381330"/>REFERÊNCIAS<text:bookmark-end text:name="_Toc436049344"/><text:bookmark-end text:name="__RefHeading___Toc362_1979396849"/><text:bookmark-end text:name="_Toc496725633"/><text:bookmark-end text:name="_Toc452379883"/><text:bookmark-end text:name="_Toc452379807"/><text:bookmark-end text:name="_Toc440381330"/></text:h>
      <text:p text:style-name="P15">BARROSO, <text:span text:style-name="T19">L.</text:span> <text:span text:style-name="T19">C.</text:span> et al. <text:span text:style-name="T1">Cálculo Numérico</text:span>. São Paulo: Harbra Ltda, 1987. Boyer, Carl B. História da Matemática. São Paulo. Edgard Blucher, 1974</text:p>
      <text:p text:style-name="P15">CAMPOS FILHO, <text:span text:style-name="T19">F.</text:span> <text:span text:style-name="T19">F.</text:span> <text:span text:style-name="T1">Algoritmos Numéricos</text:span>. 2.ed. Rio de Janeiro: LTC, 2010. </text:p>
      <text:p text:style-name="P15">RUGGIERO, <text:span text:style-name="T19">M.</text:span> A. <text:span text:style-name="T19">G.</text:span>; LOPES, V. L. <text:span text:style-name="T19">R.</text:span>. <text:span text:style-name="T1">C</text:span><text:span text:style-name="T2">á</text:span><text:span text:style-name="T1">lculo Numéri</text:span><text:span text:style-name="T2">c</text:span><text:span text:style-name="T1">o:</text:span> Aspectos teóricos e computacionais. 2.ed. São Paulo: Makron Books, 1996.<text:bookmark text:name="_Toc436049345"/><text:bookmark text:name="_Toc440381331"/><text:bookmark text:name="_Toc496725634"/><text:bookmark text:name="_Toc495524281"/><text:bookmark text:name="_Toc452379884"/><text:bookmark text:name="_Toc4523798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Times New Roman1" svg:font-family="'Times New Roman', serif"/>
    <style:font-face style:name="serif" svg:font-family="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71cm" fo:margin-right="0cm" fo:margin-top="0cm" fo:margin-bottom="0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_30__5f_Padrão" style:default-outline-level="1" style:class="text">
      <style:paragraph-properties fo:margin-left="1.131cm" fo:margin-right="0cm" fo:margin-top="0cm" fo:margin-bottom="0.423cm" loext:contextual-spacing="false" fo:line-height="100%" fo:keep-together="always" fo:text-indent="-1.131cm" style:auto-text-indent="false" fo:keep-with-next="always">
        <style:tab-stops/>
      </style:paragraph-properties>
      <style:text-properties fo:text-transform="uppercase" fo:language="pt" fo:country="BR" fo:font-weight="bold" style:font-name-asian="Calibri1" style:font-family-asian="Calibri" style:font-family-generic-asian="system" style:font-pitch-asian="variable" style:font-weight-asian="bold" style:font-size-complex="12pt"/>
    </style:style>
    <style:style style:name="Heading_20_2" style:display-name="Heading 2" style:family="paragraph" style:next-style-name="_30__5f_Padrão" style:default-outline-level="2" style:class="text">
      <style:paragraph-properties fo:margin-left="1.131cm" fo:margin-right="0cm" fo:margin-top="0.42cm" fo:margin-bottom="0.4cm" loext:contextual-spacing="false" fo:text-indent="-1.131cm" style:auto-text-indent="false">
        <style:tab-stops/>
      </style:paragraph-properties>
      <style:text-properties fo:text-transform="uppercase"/>
    </style:style>
    <style:style style:name="Heading_20_3" style:display-name="Heading 3" style:family="paragraph" style:next-style-name="_30__5f_Padrão" style:default-outline-level="3" style:class="text">
      <style:paragraph-properties fo:margin-left="1.131cm" fo:margin-right="0cm" fo:margin-top="0.3cm" fo:margin-bottom="0.3cm" loext:contextual-spacing="false" fo:text-indent="-1.131cm" style:auto-text-indent="false">
        <style:tab-stops/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_30__5f_Padrão" style:default-outline-level="4" style:class="text">
      <style:paragraph-properties fo:margin-left="1.131cm" fo:margin-right="0cm" fo:margin-top="0.199cm" fo:margin-bottom="0.199cm" loext:contextual-spacing="false" fo:keep-together="always" fo:text-indent="-1.131cm" style:auto-text-indent="false" fo:keep-with-next="always">
        <style:tab-stops/>
      </style:paragraph-properties>
      <style:text-properties fo:language="pt" fo:country="BR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Heading_20_5" style:display-name="Heading 5" style:family="paragraph" style:next-style-name="_30__5f_Padrão" style:default-outline-level="5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1.251cm" style:auto-text-indent="false"/>
    </style:style>
    <style:style style:name="Quote" style:family="paragraph" style:next-style-name="Standard" style:default-outline-level="">
      <style:paragraph-properties fo:margin-left="4.001cm" fo:margin-right="0cm" fo:margin-top="0.212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Text" style:family="paragraph" style:parent-style-name="Standard" style:default-outline-level="" style:class="extra">
      <style:paragraph-properties fo:margin-top="0.212cm" fo:margin-bottom="0.212cm" loext:contextual-spacing="false"/>
      <style:text-properties style:font-size-complex="12pt"/>
    </style:style>
    <style:style style:name="_30__5f_Padrão" style:display-name="0_Padrão" style:family="paragraph" style:parent-style-name="Standard" style:default-outline-level="">
      <style:paragraph-properties fo:margin-top="0cm" fo:margin-bottom="0.101cm" loext:contextual-spacing="false"/>
      <style:text-properties fo:language="pt" fo:country="BR" style:font-name-asian="Times New Roman2" style:font-family-asian="'Times New Roman'" style:font-family-generic-asian="system" style:font-pitch-asian="variable" style:language-asian="pt" style:country-asian="BR" style:font-size-complex="12pt"/>
    </style:style>
    <style:style style:name="Referências" style:family="paragraph" style:parent-style-name="Standard" style:default-outline-level="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/>
      <style:text-properties fo:language="pt" fo:country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1cm" fo:margin-right="0cm" fo:margin-top="0.423cm" fo:margin-bottom="0.212cm" loext:contextual-spacing="false" fo:line-height="100%" fo:text-indent="-1cm" style:auto-text-indent="false">
        <style:tab-stops>
          <style:tab-stop style:position="16.572cm" style:type="right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cm" fo:margin-right="0cm" fo:margin-top="0.212cm" fo:margin-bottom="0.071cm" loext:contextual-spacing="false" fo:line-height="100%" fo:text-indent="-1cm" style:auto-text-indent="false">
        <style:tab-stops>
          <style:tab-stop style:position="16.572cm" style:type="right"/>
        </style:tab-stops>
      </style:paragraph-properties>
      <style:text-properties fo:text-transform="upperca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1cm" fo:margin-right="0cm" fo:margin-top="0cm" fo:margin-bottom="0cm" loext:contextual-spacing="true" fo:line-height="100%" fo:text-indent="-1cm" style:auto-text-indent="false">
        <style:tab-stops>
          <style:tab-stop style:position="1.7cm"/>
          <style:tab-stop style:position="16.572cm" style:type="right"/>
        </style:tab-stops>
      </style:paragraph-properties>
      <style:text-properties fo:font-weight="bold" style:font-weight-asian="bold" style:font-size-complex="12pt"/>
    </style:style>
    <style:style style:name="FONTE" style:family="paragraph" style:parent-style-name="_30__5f_Padrão" style:default-outline-level="">
      <style:paragraph-properties fo:margin-left="0cm" fo:margin-right="0cm" fo:margin-top="0cm" fo:margin-bottom="0.423cm" loext:contextual-spacing="false" fo:line-height="100%" fo:text-indent="3cm" style:auto-text-indent="false"/>
      <style:text-properties fo:font-size="10pt" style:font-size-asian="10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_37__5f_Tít.Ilustração" style:display-name="7_Tít.Ilustração" style:family="paragraph" style:parent-style-name="caption" style:default-outline-level="">
      <style:paragraph-properties fo:margin-left="0cm" fo:margin-right="0cm" fo:margin-top="0.212cm" fo:margin-bottom="0.106cm" loext:contextual-spacing="false" fo:text-align="center" style:justify-single-word="false" fo:text-indent="0cm" style:auto-text-indent="false" fo:keep-with-next="always"/>
      <style:text-properties fo:color="#00000a" fo:font-size="10pt" fo:language="pt" fo:country="BR" fo:font-style="normal" style:font-size-asian="10pt" style:font-style-asian="normal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cm" fo:margin-right="0cm" fo:margin-top="0cm" fo:margin-bottom="0cm" loext:contextual-spacing="false" fo:line-height="100%" fo:text-indent="0cm" style:auto-text-indent="false"/>
      <style:text-properties fo:font-style="italic" style:font-style-asian="italic"/>
    </style:style>
    <style:style style:name="_38__5f_Ilustração_5f_em_5f_si" style:display-name="8_Ilustração_em_si" style:family="paragraph" style:parent-style-name="_30__5f_Padrão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_39__5f_Fonte_5f_Ilustração" style:display-name="9_Fonte_Ilustração" style:family="paragraph" style:parent-style-name="_30__5f_Padrão" style:default-outline-level="">
      <style:paragraph-properties fo:margin-left="0cm" fo:margin-right="0cm" fo:margin-top="0cm" fo:margin-bottom="0.423cm" loext:contextual-spacing="false" fo:line-height="100%" fo:text-indent="0cm" style:auto-text-indent="false"/>
      <style:text-properties fo:font-size="10pt" style:font-size-asian="10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cm" fo:margin-right="0cm" fo:line-height="100%" fo:text-indent="0cm" style:auto-text-indent="false"/>
      <style:text-properties fo:font-size="11pt" style:font-size-asian="11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line-height="100%" fo:text-align="start" style:justify-single-word="false" fo:text-indent="0cm" style:auto-text-indent="false"/>
      <style:text-properties fo:language="pt" fo:country="BR" style:font-name-asian="Times New Roman2" style:font-family-asian="'Times New Roman'" style:font-family-generic-asian="system" style:font-pitch-asian="variable" style:language-asian="pt" style:country-asian="BR" style:font-size-complex="12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7cm" fo:margin-right="0cm" fo:margin-top="0cm" fo:margin-bottom="0.176cm" loext:contextual-spacing="false" fo:line-height="100%" fo:text-indent="-1.7cm" style:auto-text-indent="false"/>
    </style:style>
    <style:style style:name="_36__5f_Citações" style:display-name="6_Citações" style:family="paragraph" style:parent-style-name="Quote" style:default-outline-level=""/>
    <style:style style:name="Corpo1" style:family="paragraph" style:parent-style-name="Standard" style:default-outline-level="">
      <style:text-properties fo:language="pt" fo:country="BR" style:font-name-asian="Times New Roman2" style:font-family-asian="'Times New Roman'" style:font-family-generic-asian="system" style:font-pitch-asian="variable" style:language-asian="pt" style:country-asian="BR" style:font-size-complex="12pt"/>
    </style:style>
    <style:style style:name="Quotations" style:family="paragraph" style:parent-style-name="Standard" style:class="html"/>
    <style:style style:name="Illustration" style:family="paragraph" style:parent-style-name="Caption" style:class="extra">
      <style:paragraph-properties fo:margin-left="0cm" fo:margin-right="0cm" fo:margin-top="0.21cm" fo:margin-bottom="0.3cm" loext:contextual-spacing="false" fo:line-height="100%" fo:text-align="center" style:justify-single-word="false" fo:text-indent="0cm" style:auto-text-indent="false"/>
      <style:text-properties fo:font-size="10pt" fo:font-style="normal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Citação_20_Char" style:display-name="Citação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pt" style:country-asian="BR" style:font-name-complex="Times New Roman2" style:font-family-complex="'Times New Roman'" style:font-family-generic-complex="system" style:font-pitch-complex="variable" style:font-size-complex="10pt"/>
    </style:style>
    <style:style style:name="Texto_20_Char" style:display-name="Texto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_30__5f_Padrão_20_Char" style:display-name="0_Padrã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Verdana" fo:font-family="Verdana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Verdana" fo:font-family="Verdana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pt" style:country-asian="BR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FONTE_20_Char" style:display-name="FONTE Char" style:family="text" style:parent-style-name="_30__5f_Padrão_20_Char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Legenda_20_Char" style:display-name="Legenda Char" style:family="text" style:parent-style-name="Default_20_Paragraph_20_Font">
      <style:text-properties fo:color="#44546a" style:font-name="Times New Roman" fo:font-family="'Times New Roman'" style:font-family-generic="roman" style:font-pitch="variable" fo:font-size="9pt" fo:language="en" fo:country="US" fo:font-style="italic" style:font-name-asian="Calibri1" style:font-family-asian="Calibri" style:font-family-generic-asian="system" style:font-pitch-asian="variable" style:font-size-asian="9pt" style:font-style-asian="italic" style:font-name-complex="Times New Roman2" style:font-family-complex="'Times New Roman'" style:font-family-generic-complex="system" style:font-pitch-complex="variable" style:font-size-complex="9pt" style:font-style-complex="italic"/>
    </style:style>
    <style:style style:name="_37__5f_Tít.Ilustração_20_Char" style:display-name="7_Tít.Ilustração Char" style:family="text" style:parent-style-name="Legenda_20_Char">
      <style:text-properties fo:color="#44546a" style:font-name="Times New Roman" fo:font-family="'Times New Roman'" style:font-family-generic="roman" style:font-pitch="variable" fo:font-size="10pt" fo:language="en" fo:country="US" fo:font-style="normal" style:font-name-asian="Calibri1" style:font-family-asian="Calibri" style:font-family-generic-asian="system" style:font-pitch-asian="variable" style:font-size-asian="10pt" style:font-style-asian="normal" style:font-name-complex="Times New Roman2" style:font-family-complex="'Times New Roman'" style:font-family-generic-complex="system" style:font-pitch-complex="variable" style:font-size-complex="10pt" style:font-style-complex="italic"/>
    </style:style>
    <style:style style:name="_38__5f_Ilustração_5f_em_5f_si_20_Char" style:display-name="8_Ilustração_em_si Char" style:family="text" style:parent-style-name="_30__5f_Padrão_20_Char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_39__5f_Fonte_5f_Ilustração_20_Char" style:display-name="9_Fonte_Ilustração Char" style:family="text" style:parent-style-name="_30__5f_Padrão_20_Char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har" style:display-name="Título 4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Referências_20_Char" style:display-name="Referências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_31__5f_Seção1_20_Char" style:display-name="1_Seção1 Char" style:family="text" style:parent-style-name="Título_20_1_20_Char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_32__5f_Seção2_20_Char" style:display-name="2_Seção2 Char" style:family="text" style:parent-style-name="Título_20_1_20_Char">
      <style:text-properties fo:text-transform="uppercase" style:font-name="Times New Roman" fo:font-family="'Times New Roman'" style:font-family-generic="roman" style:font-pitch="variable" fo:font-size="12pt" fo:font-weight="normal" style:font-name-asian="Times New Roman2" style:font-family-asian="'Times New Roman'" style:font-family-generic-asian="system" style:font-pitch-asian="variable" style:font-size-asian="12pt" style:language-asian="pt" style:country-asian="BR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_33__5f_Seção3_20_Char" style:display-name="3_Seção3 Char" style:family="text" style:parent-style-name="Título_20_3_20_Char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pt" style:country-asian="BR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_34__5f_Seção4_20_Char" style:display-name="4_Seção4 Char" style:family="text" style:parent-style-name="Título_20_4_20_Char">
      <style:text-properties style:font-name="Times New Roman" fo:font-family="'Times New Roman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_35__5f_Seção5_20_Char" style:display-name="5_Seção5 Char" style:family="text" style:parent-style-name="Título_20_5_20_Char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_36__5f_Citações_20_Char" style:display-name="6_Citações Char" style:family="text" style:parent-style-name="Citação_20_Char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pt" style:country-asian="BR" style:font-name-complex="Times New Roman2" style:font-family-complex="'Times New Roman'" style:font-family-generic-complex="system" style:font-pitch-complex="variable" style:font-size-complex="10pt"/>
    </style:style>
    <style:style style:name="Corpo1_20_Char" style:display-name="Corpo1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addmd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fo:letter-spacing="-0.002cm" fo:font-weight="normal" style:font-size-asian="11pt" style:font-weight-asian="normal" style:font-name-complex="Arial" style:font-family-complex="Arial" style:font-family-generic-complex="system" style:font-pitch-complex="variable" style:font-size-complex="11pt" style:font-weight-complex="normal" style:text-scale="102%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3" style:num-suffix="." style:num-format="I">
        <style:list-level-properties text:list-level-position-and-space-mode="label-alignment">
          <style:list-level-label-alignment text:label-followed-by="listtab" fo:text-indent="-0.517cm" fo:margin-left="3.39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517cm" fo:margin-left="4.646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517cm" fo:margin-left="5.902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517cm" fo:margin-left="7.15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517cm" fo:margin-left="8.41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517cm" fo:margin-left="9.66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517cm" fo:margin-left="10.92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517cm" fo:margin-left="12.17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517cm" fo:margin-left="13.43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8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1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4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8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1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4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image text:level="1" xlink:href="Pictures/100002010000000B0000000B54B1B0355F72698E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2.521cm"/>
        </style:list-level-properties>
      </text:list-level-style-image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2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0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8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1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4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7203c" officeooo:paragraph-rsid="0047203c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cm" fo:margin-left="3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15</text:page-number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Trabalho Acadêmico</dc:title>
    <meta:keyword>Modelo</meta:keyword>
    <meta:editing-cycles>6</meta:editing-cycles>
    <meta:creation-date>2019-04-07T14:49:20.379000000</meta:creation-date>
    <meta:editing-duration>PT2H39M5S</meta:editing-duration>
    <meta:generator>LibreOffice/6.2.0.3$Windows_X86_64 LibreOffice_project/98c6a8a1c6c7b144ce3cc729e34964b47ce25d62</meta:generator>
    <dc:date>2019-04-09T18:35:00.696000000</dc:date>
    <meta:document-statistic meta:table-count="1" meta:image-count="0" meta:object-count="35" meta:page-count="7" meta:paragraph-count="74" meta:word-count="546" meta:character-count="3151" meta:non-whitespace-character-count="26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a</mi>
          </mrow>
          <mo fence="true" stretchy="false">)</mo>
        </mrow>
        <mo stretchy="false">×</mo>
        <mi>f</mi>
      </mrow>
      <mrow>
        <mrow>
          <mo fence="true" stretchy="false">(</mo>
          <mrow>
            <mrow>
              <mi>x</mi>
              <mn>0</mn>
            </mrow>
          </mrow>
          <mo fence="true" stretchy="false">)</mo>
        </mrow>
        <mo stretchy="false">&lt;</mo>
        <mn>0</mn>
      </mrow>
    </mrow>
    <annotation encoding="StarMath 5.0">f(a) times  f(x0) &lt; 0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i>–</mi>
      <msup>
        <mi>e</mi>
        <mi>x</mi>
      </msup>
    </mrow>
    <annotation encoding="StarMath 5.0">f(x) = x^2 – e^x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sup>
            <mi>e</mi>
            <mi>x</mi>
          </msup>
        </mrow>
      </mrow>
    </mrow>
    <annotation encoding="StarMath 5.0">f(x) = x^2 - e^x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g</mi>
      </mrow>
      <mrow>
        <mo fence="true" stretchy="false">(</mo>
        <mrow>
          <mi>x</mi>
        </mrow>
        <mo fence="true" stretchy="false">)</mo>
      </mrow>
      <mi>–</mi>
      <mi>h</mi>
      <mrow>
        <mo fence="true" stretchy="false">(</mo>
        <mrow>
          <mi>x</mi>
        </mrow>
        <mo fence="true" stretchy="false">)</mo>
      </mrow>
    </mrow>
    <annotation encoding="StarMath 5.0">f(x) = g(x) – h(x)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g(x) = x^2</annotation>
  </semantics>
</math>
</file>

<file path=Object 1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</mrow>
    <annotation encoding="StarMath 5.0">h(x) = e^x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16/content.xml><?xml version="1.0" encoding="utf-8"?>
<math xmlns="http://www.w3.org/1998/Math/MathML" display="block">
  <semantics>
    <mrow>
      <msup>
        <mi>x</mi>
        <mn>2</mn>
      </msup>
      <mi>–</mi>
      <mrow>
        <msup>
          <mi>e</mi>
          <mi>x</mi>
        </msup>
        <mo stretchy="false">=</mo>
        <mn>0</mn>
      </mrow>
    </mrow>
    <annotation encoding="StarMath 5.0">x^2 – e^x = 0</annotation>
  </semantics>
</math>
</file>

<file path=Object 17/content.xml><?xml version="1.0" encoding="utf-8"?>
<math xmlns="http://www.w3.org/1998/Math/MathML" display="block">
  <semantics>
    <mrow>
      <mi>x</mi>
      <mo stretchy="false">=</mo>
      <mrow>
        <mo stretchy="false">±</mo>
        <msqrt>
          <mrow>
            <mo fence="true" stretchy="false">(</mo>
            <mrow>
              <msup>
                <mi>e</mi>
                <mi>x</mi>
              </msup>
            </mrow>
            <mo fence="true" stretchy="false">)</mo>
          </mrow>
        </msqrt>
      </mrow>
    </mrow>
    <annotation encoding="StarMath 5.0">x = +- sqrt(e^x)</annotation>
  </semantics>
</math>
</file>

<file path=Object 18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sqrt>
            <mrow>
              <mo fence="true" stretchy="false">(</mo>
              <mrow>
                <msup>
                  <mi>e</mi>
                  <mi>x</mi>
                </msup>
              </mrow>
              <mo fence="true" stretchy="false">)</mo>
            </mrow>
          </msqrt>
        </mrow>
      </mrow>
    </mrow>
    <annotation encoding="StarMath 5.0">%PHI (x) = - sqrt(e^x)</annotation>
  </semantics>
</math>
</file>

<file path=Object 19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o fence="true" stretchy="false">(</mo>
            <mrow>
              <msup>
                <mi>e</mi>
                <mi>x</mi>
              </msup>
            </mrow>
            <mo fence="true" stretchy="false">)</mo>
          </mrow>
        </msqrt>
      </mrow>
    </mrow>
    <annotation encoding="StarMath 5.0">%PHI(x) = sqrt(e^x)</annotation>
  </semantics>
</math>
</file>

<file path=Object 20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sqrt>
            <mrow>
              <mo fence="true" stretchy="false">(</mo>
              <mrow>
                <msup>
                  <mi>e</mi>
                  <mi>x</mi>
                </msup>
              </mrow>
              <mo fence="true" stretchy="false">)</mo>
            </mrow>
          </msqrt>
        </mrow>
      </mrow>
    </mrow>
    <annotation encoding="StarMath 5.0">%PHI(x) = - sqrt(e^x)</annotation>
  </semantics>
</math>
</file>

<file path=Object 21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o stretchy="false">→</mo>
      <mi>φ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>φ</mi>
      </mrow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row>
          <mo stretchy="false">−</mo>
          <msqrt>
            <mrow>
              <mo fence="true" stretchy="false">(</mo>
              <mrow>
                <msup>
                  <mi>e</mi>
                  <mrow>
                    <mo stretchy="false">−</mo>
                    <mn>1</mn>
                  </mrow>
                </msup>
              </mrow>
              <mo fence="true" stretchy="false">)</mo>
            </mrow>
          </msqrt>
        </mrow>
        <mo stretchy="false">=</mo>
        <mrow>
          <mo stretchy="false">−</mo>
          <mn>0</mn>
        </mrow>
      </mrow>
      <mn>,606</mn>
    </mrow>
    <annotation encoding="StarMath 5.0">x sub 0 = 1 rightarrow %varphi (x sub 0) = %varphi(-1) = - sqrt(e^-1) = -0,606</annotation>
  </semantics>
</math>
</file>

<file path=Object 22/content.xml><?xml version="1.0" encoding="utf-8"?>
<math xmlns="http://www.w3.org/1998/Math/MathML" display="block">
  <semantics>
    <mrow>
      <msub>
        <mi>x</mi>
        <mn>0</mn>
      </msub>
      <mo stretchy="false">=</mo>
      <mrow>
        <mo stretchy="false">−</mo>
        <mn>1</mn>
      </mrow>
    </mrow>
    <annotation encoding="StarMath 5.0">x sub 0 = -1</annotation>
  </semantics>
</math>
</file>

<file path=Object 23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o stretchy="false">−</mo>
          <mn>0</mn>
        </mrow>
      </mrow>
      <mn>,606</mn>
      <mi>→</mi>
      <mi>φ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i>φ</mi>
      </mrow>
      <mrow>
        <mrow>
          <mo fence="true" stretchy="false">(</mo>
          <mrow>
            <mrow>
              <mrow>
                <mo stretchy="false">−</mo>
                <mn>0</mn>
              </mrow>
              <mn>,606</mn>
            </mrow>
          </mrow>
          <mo fence="true" stretchy="false">)</mo>
        </mrow>
        <mo stretchy="false">=</mo>
        <mrow>
          <mo stretchy="false">−</mo>
          <msqrt>
            <mrow>
              <mo fence="true" stretchy="false">(</mo>
              <mrow>
                <mrow>
                  <msup>
                    <mi>e</mi>
                    <mrow>
                      <mo stretchy="false">−</mo>
                      <mn>0</mn>
                    </mrow>
                  </msup>
                  <mn>,606</mn>
                </mrow>
              </mrow>
              <mo fence="true" stretchy="false">)</mo>
            </mrow>
          </msqrt>
        </mrow>
        <mo stretchy="false">=</mo>
        <mrow>
          <mo stretchy="false">−</mo>
          <mn>0</mn>
        </mrow>
      </mrow>
      <mn>,738</mn>
    </mrow>
    <annotation encoding="StarMath 5.0">x sub1 = -0,606 → %varphi(x sub 1) = %varphi(-0,606) = - sqrt(e^-0,606) = -0,738</annotation>
  </semantics>
</math>
</file>

<file path=Object 24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o stretchy="false">−</mo>
          <mn>0</mn>
        </mrow>
      </mrow>
      <mn>,738</mn>
      <mi>→</mi>
      <mi>φ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i>φ</mi>
      </mrow>
      <mrow>
        <mrow>
          <mo fence="true" stretchy="false">(</mo>
          <mrow>
            <mrow>
              <mrow>
                <mo stretchy="false">−</mo>
                <mn>0</mn>
              </mrow>
              <mn>,738</mn>
            </mrow>
          </mrow>
          <mo fence="true" stretchy="false">)</mo>
        </mrow>
        <mo stretchy="false">=</mo>
        <mrow>
          <mo stretchy="false">−</mo>
          <msqrt>
            <mrow>
              <mo fence="true" stretchy="false">(</mo>
              <mrow>
                <mrow>
                  <msup>
                    <mi>e</mi>
                    <mrow>
                      <mo stretchy="false">−</mo>
                      <mn>0</mn>
                    </mrow>
                  </msup>
                  <mn>,738</mn>
                </mrow>
              </mrow>
              <mo fence="true" stretchy="false">)</mo>
            </mrow>
          </msqrt>
        </mrow>
        <mo stretchy="false">=</mo>
        <mrow>
          <mo stretchy="false">−</mo>
          <mn>0</mn>
        </mrow>
      </mrow>
      <mn>,691</mn>
    </mrow>
    <annotation encoding="StarMath 5.0">x sub 2 = -0,738 → %varphi(x sub 2) = %varphi(-0,738) = - sqrt(e^-0,738) = -0,691</annotation>
  </semantics>
</math>
</file>

<file path=Object 25/content.xml><?xml version="1.0" encoding="utf-8"?>
<math xmlns="http://www.w3.org/1998/Math/MathML" display="block">
  <semantics>
    <mrow>
      <mrow>
        <msub>
          <mi>x</mi>
          <mn>3</mn>
        </msub>
        <mo stretchy="false">=</mo>
        <mrow>
          <mo stretchy="false">−</mo>
          <mn>0</mn>
        </mrow>
      </mrow>
      <mn>,691</mn>
      <mi>→</mi>
      <mi>φ</mi>
      <mrow>
        <mrow>
          <mo fence="true" stretchy="false">(</mo>
          <mrow>
            <msub>
              <mi>x</mi>
              <mn>3</mn>
            </msub>
          </mrow>
          <mo fence="true" stretchy="false">)</mo>
        </mrow>
        <mo stretchy="false">=</mo>
        <mi>φ</mi>
      </mrow>
      <mrow>
        <mrow>
          <mo fence="true" stretchy="false">(</mo>
          <mrow>
            <mrow>
              <mrow>
                <mo stretchy="false">−</mo>
                <mn>0</mn>
              </mrow>
              <mn>,691</mn>
            </mrow>
          </mrow>
          <mo fence="true" stretchy="false">)</mo>
        </mrow>
        <mo stretchy="false">=</mo>
        <mrow>
          <mo stretchy="false">−</mo>
          <msqrt>
            <mrow>
              <mo fence="true" stretchy="false">(</mo>
              <mrow>
                <mrow>
                  <msup>
                    <mi>e</mi>
                    <mrow>
                      <mo stretchy="false">−</mo>
                      <mn>0</mn>
                    </mrow>
                  </msup>
                  <mn>,691</mn>
                </mrow>
              </mrow>
              <mo fence="true" stretchy="false">)</mo>
            </mrow>
          </msqrt>
        </mrow>
        <mo stretchy="false">=</mo>
        <mrow>
          <mo stretchy="false">−</mo>
          <mn>0</mn>
        </mrow>
      </mrow>
      <mn>,707</mn>
    </mrow>
    <annotation encoding="StarMath 5.0">x sub 3 = -0,691 → %varphi(x sub 3) = %varphi(-0,691) = - sqrt(e^-0,691) = -0,707</annotation>
  </semantics>
</math>
</file>

<file path=Object 2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8/content.xml><?xml version="1.0" encoding="utf-8"?>
<math xmlns="http://www.w3.org/1998/Math/MathML" display="block">
  <semantics>
    <mrow>
      <mi>g</mi>
      <mrow>
        <mrow>
          <mo fence="true" stretchy="false">(</mo>
          <mrow>
            <mi>ξ</mi>
          </mrow>
          <mo fence="true" stretchy="false">)</mo>
        </mrow>
        <mo stretchy="false">=</mo>
        <mi>ξ</mi>
      </mrow>
    </mrow>
    <annotation encoding="StarMath 5.0">g(ξ) = ξ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ξ</mi>
          </mrow>
          <mo fence="true" stretchy="false">)</mo>
        </mrow>
        <mo stretchy="false">=</mo>
        <mn>0</mn>
      </mrow>
    </mrow>
    <annotation encoding="StarMath 5.0">f(ξ) = 0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b</mi>
          </mrow>
          <mo fence="true" stretchy="false">)</mo>
        </mrow>
        <mo stretchy="false">×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&lt;</mo>
        <mn>0</mn>
      </mrow>
    </mrow>
    <annotation encoding="StarMath 5.0">f(b) times  f( x_{0}) &lt; 0</annotation>
  </semantics>
</math>
</file>

<file path=Object 30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i>g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x sub {k+1} = g(x sub k)</annotation>
  </semantics>
</math>
</file>

<file path=Object 31/content.xml><?xml version="1.0" encoding="utf-8"?>
<math xmlns="http://www.w3.org/1998/Math/MathML" display="block">
  <semantics>
    <mrow>
      <mrow>
        <mi>x</mi>
        <mo stretchy="false">=</mo>
        <mi>g</mi>
      </mrow>
      <mrow>
        <mo fence="true" stretchy="false">(</mo>
        <mrow>
          <mi>x</mi>
        </mrow>
        <mo fence="true" stretchy="false">)</mo>
      </mrow>
    </mrow>
    <annotation encoding="StarMath 5.0">x = g(x)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33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3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n>3</mn>
          </mrow>
          <mo fence="true" stretchy="false">)</mo>
        </mrow>
        <mo stretchy="false">−</mo>
        <mi>f</mi>
      </mrow>
      <mrow>
        <mrow>
          <mo fence="true" stretchy="false">(</mo>
          <mrow>
            <mn>2.5</mn>
          </mrow>
          <mo fence="true" stretchy="false">)</mo>
        </mrow>
        <mo stretchy="false">≤</mo>
        <mn>0</mn>
      </mrow>
    </mrow>
    <annotation encoding="StarMath 5.0">f (3) - f (2.5) &lt;=  0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i>log</mi>
      <mrow>
        <mrow>
          <mo fence="true" stretchy="false">(</mo>
          <mrow>
            <mi>x</mi>
          </mrow>
          <mo fence="true" stretchy="false">)</mo>
        </mrow>
        <mo stretchy="false">−</mo>
        <mn>1</mn>
      </mrow>
    </mrow>
    <annotation encoding="StarMath 5.0">f( x ) = x log(x) -1</annotation>
  </semantics>
</math>
</file>

<file path=Object 6/content.xml><?xml version="1.0" encoding="utf-8"?>
<math xmlns="http://www.w3.org/1998/Math/MathML" display="block">
  <semantics>
    <mrow>
      <mrow>
        <mi>ε</mi>
        <mo stretchy="false">=</mo>
        <mn>0</mn>
      </mrow>
      <mn>,001</mn>
    </mrow>
    <annotation encoding="StarMath 5.0">%varepsilon = 0,001</annotation>
  </semantics>
</math>
</file>

<file path=Object 7/content.xml><?xml version="1.0" encoding="utf-8"?>
<math xmlns="http://www.w3.org/1998/Math/MathML" display="block">
  <semantics>
    <mrow>
      <mrow>
        <msub>
          <mi>x</mi>
          <mn>0</mn>
        </msub>
        <mo stretchy="false">=</mo>
        <mfrac>
          <mrow>
            <mn>2</mn>
            <mo stretchy="false">+</mo>
            <mn>3</mn>
          </mrow>
          <mn>2</mn>
        </mfrac>
        <mo stretchy="false">=</mo>
        <mn>2</mn>
      </mrow>
      <mn>,5</mn>
    </mrow>
    <annotation encoding="StarMath 5.0">x_0 = { 2+3 } over 2 = 2,5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=</mo>
        <mfrac>
          <mrow>
            <mn>2</mn>
            <mrow>
              <mn>,5</mn>
              <mo stretchy="false">+</mo>
              <mn>3</mn>
            </mrow>
          </mrow>
          <mn>2</mn>
        </mfrac>
        <mo stretchy="false">=</mo>
        <mn>2</mn>
      </mrow>
      <mn>,75</mn>
    </mrow>
    <annotation encoding="StarMath 5.0">x_1 = { 2,5+3 } over 2 = 2,75</annotation>
  </semantics>
</math>
</file>

<file path=Object 9/content.xml><?xml version="1.0" encoding="utf-8"?>
<math xmlns="http://www.w3.org/1998/Math/MathML" display="block">
  <semantics>
    <mrow>
      <mrow>
        <mi>α</mi>
        <mo stretchy="false">=</mo>
        <mn>2</mn>
      </mrow>
      <mi>,</mi>
      <mn>5061816</mn>
    </mrow>
    <annotation encoding="StarMath 5.0">%alpha = 2, 5061816</annotation>
  </semantics>
</math>
</file>